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sans-serif"/>
    <style:font-face style:name="OpenSymbol" svg:font-family="OpenSymbol"/>
    <style:font-face style:name="Tahoma1" svg:font-family="Tahoma"/>
    <style:font-face style:name="times new roman" svg:font-family="'times new roman', 'new york', times, serif"/>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6" style:family="paragraph" style:parent-style-name="Heading_20_1">
      <style:paragraph-properties fo:break-before="page"/>
    </style:style>
    <style:style style:name="T1"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01-28T22:49:16.51">01/28/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Rise of the Runelords<text:tab/>1</text:p>
          <text:p text:style-name="P4">General Notes<text:tab/>3</text:p>
          <text:p text:style-name="P4">Aldern Foxglove<text:tab/>4</text:p>
          <text:p text:style-name="P4">Gresgurt<text:tab/>5</text:p>
        </text:index-body>
      </text:table-of-content>
      <text:p text:style-name="P5"/>
      <text:h text:style-name="P6" text:outline-level="1">Láidir "Al" Smith</text:h>
      <text:p text:style-name="Standard">Láidir "Al" Smith. 6'0", black hair, brown eyes, fair skin. Neutral Druid.<text:line-break/></text:p>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6" text:outline-level="1">Iradli "El Guapo"</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over the country were supposed to come to it. He has a weird feeling that perhaps, just perhaps it can turn into the starting point of his adventures he is now looking for.</text:p>
      <text:h text:style-name="P6"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6" text:outline-level="1">Thaolos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sans-serif"/>
    <style:font-face style:name="OpenSymbol" svg:font-family="OpenSymbol"/>
    <style:font-face style:name="Tahoma1" svg:font-family="Tahoma"/>
    <style:font-face style:name="times new roman" svg:font-family="'times new roman', 'new york', times, serif"/>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8M13S</meta:editing-duration>
    <meta:editing-cycles>27</meta:editing-cycles>
    <meta:generator>OpenOffice.org/3.4$Win32 OpenOffice.org_project/340m1$Build-9590</meta:generator>
    <dc:date>2013-01-28T22:49:16.49</dc:date>
    <dc:creator>Nick Derevjanik</dc:creator>
    <meta:document-statistic meta:table-count="0" meta:image-count="0" meta:object-count="0" meta:page-count="7" meta:paragraph-count="44" meta:word-count="2323" meta:character-count="13078"/>
    <meta:user-defined meta:name="Info 1"/>
    <meta:user-defined meta:name="Info 2"/>
    <meta:user-defined meta:name="Info 3"/>
    <meta:user-defined meta:name="Info 4"/>
  </office:meta>
</office:document-meta>
</file>